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9T00:00:00" table:style-name="ce3">
            <text:p>lunedì, ottobre 19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number-rows-repeated="3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8T22:44:03Z</dc:date>
  </office:meta>
</office:document-meta>
</file>